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8e7" officeooo:paragraph-rsid="0004e8e7"/>
    </style:style>
    <style:style style:name="P2" style:family="paragraph" style:parent-style-name="Standard">
      <style:paragraph-properties fo:text-align="center" style:justify-single-word="false"/>
      <style:text-properties officeooo:rsid="0004e8e7" officeooo:paragraph-rsid="0004e8e7"/>
    </style:style>
    <style:style style:name="P3" style:family="paragraph" style:parent-style-name="Standard">
      <style:text-properties officeooo:rsid="0004e8e7" officeooo:paragraph-rsid="0004f65d"/>
    </style:style>
    <style:style style:name="P4" style:family="paragraph" style:parent-style-name="Standard">
      <style:paragraph-properties fo:text-align="end" style:justify-single-word="false"/>
      <style:text-properties officeooo:rsid="0004e8e7" officeooo:paragraph-rsid="0004f65d"/>
    </style:style>
    <style:style style:name="P5" style:family="paragraph" style:parent-style-name="Standard">
      <style:text-properties officeooo:rsid="0004e8e7" officeooo:paragraph-rsid="0005d43d"/>
    </style:style>
    <style:style style:name="P6" style:family="paragraph" style:parent-style-name="Standard">
      <style:text-properties officeooo:rsid="0004f65d" officeooo:paragraph-rsid="0004f65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e8e7" officeooo:paragraph-rsid="0004e8e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4e8e7" officeooo:paragraph-rsid="0004f65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officeooo:rsid="0004e8e7" officeooo:paragraph-rsid="0004f65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4f65d" officeooo:paragraph-rsid="0004f65d"/>
    </style:style>
    <style:style style:name="T1" style:family="text">
      <style:text-properties officeooo:rsid="0004f65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3333ff" loext:char-shading-value="0"/>
    </style:style>
    <style:style style:name="T5" style:family="text">
      <style:text-properties fo:background-color="#3333ff" loext:char-shading-value="0"/>
    </style:style>
    <style:style style:name="T6" style:family="text">
      <style:text-properties fo:background-color="#66ccff" loext:char-shading-value="0"/>
    </style:style>
    <style:style style:name="T7" style:family="text">
      <style:text-properties fo:background-color="#66ccff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5d43d"/>
    </style:style>
    <style:style style:name="T10" style:family="text">
      <style:text-properties fo:background-color="#66ff99" loext:char-shading-value="0"/>
    </style:style>
    <style:style style:name="T11" style:family="text">
      <style:text-properties fo:background-color="#66ff99" loext:char-shading-value="0"/>
    </style:style>
    <style:style style:name="T12" style:family="text">
      <style:text-properties officeooo:rsid="0004f65d" fo:background-color="#66ff99" loext:char-shading-value="0"/>
    </style:style>
    <style:style style:name="T13" style:family="text">
      <style:text-properties officeooo:rsid="0004f65d" fo:background-color="#66ff99" loext:char-shading-value="0"/>
    </style:style>
    <style:style style:name="T14" style:family="text">
      <style:text-properties fo:background-color="#ffcc00" loext:char-shading-value="0"/>
    </style:style>
    <style:style style:name="T15" style:family="text">
      <style:text-properties fo:background-color="#ffcc00" loext:char-shading-value="0"/>
    </style:style>
    <style:style style:name="T16" style:family="text">
      <style:text-properties officeooo:rsid="0005d43d" fo:background-color="#ffcc00" loext:char-shading-value="0"/>
    </style:style>
    <style:style style:name="T17" style:family="text">
      <style:text-properties officeooo:rsid="0005d43d" fo:background-color="#ffcc00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5d43d" style:font-weight-asian="bold" style:font-weight-complex="bold"/>
    </style:style>
    <style:style style:name="T20" style:family="text">
      <style:text-properties fo:font-weight="bold" officeooo:rsid="0004f65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OSCAR</text:p>
      <text:p text:style-name="P8"/>
      <text:p text:style-name="P7"/>
      <text:p text:style-name="P7">Spécifications fonctionnelles Sprint 1</text:p>
      <text:p text:style-name="P1"/>
      <text:p text:style-name="P2"/>
      <text:p text:style-name="P4"/>
      <text:p text:style-name="P9"><text:s/>Login, accès page d’accueil ou envoi mail</text:p>
      <text:p text:style-name="P3"/>
      <text:p text:style-name="P1"/>
      <text:p text:style-name="P1"/>
      <text:p text:style-name="P1">Dans le projet nous démarrons par une page d’identification</text:p>
      <text:p text:style-name="P1"><text:span text:style-name="T1">N</text:span>ous devons renseigner un identifiant (nom, adresse mail ...): </text:p>
      <text:p text:style-name="P1"><text:span text:style-name="T1">I</text:span>l n’est pas précisé nous choisissons donc de renseigner une adresse e-mail <text:span text:style-name="T1">et un mot de passe </text:span>: </text:p>
      <text:p text:style-name="P1"/>
      <text:p text:style-name="P1"/>
      <text:p text:style-name="P1"><text:span text:style-name="T11">SI</text:span> cette <text:span text:style-name="T18">adresse e-mail</text:span> ET le <text:span text:style-name="T18">mot de passe</text:span> sont valides: </text:p>
      <text:p text:style-name="P1"/>
      <text:p text:style-name="P1"><text:tab/>- l’utilisateur accède à <text:span text:style-name="T1">s</text:span>a <text:span text:style-name="T18">page d’accueil</text:span></text:p>
      <text:p text:style-name="P1"/>
      <text:p text:style-name="P1"/>
      <text:p text:style-name="P1"/>
      <text:p text:style-name="P5"><text:span text:style-name="T15">SI</text:span> cette <text:span text:style-name="T18">adresse e-mail</text:span> ET le <text:span text:style-name="T18">mot de passe </text:span><text:span text:style-name="T19">ne</text:span> sont <text:span text:style-name="T19">pas</text:span> valides: </text:p>
      <text:p text:style-name="P1"/>
      <text:p text:style-name="P3"><text:tab/>- <text:span text:style-name="T7">soit</text:span> l’utilisateur <text:span text:style-name="T18">recommence</text:span> : <text:span text:style-name="T1">(l’utilisateur peut recommencer : définir nombre de fois <text:tab/><text:tab/><text:tab/><text:tab/><text:tab/><text:tab/>avant un message particulier)</text:span></text:p>
      <text:p text:style-name="P1"><text:tab/><text:tab/>- <text:span text:style-name="T11">si</text:span> <text:span text:style-name="T1">sa saisie est </text:span><text:span text:style-name="T20">correcte</text:span><text:span text:style-name="T1"> il accède à la </text:span><text:span text:style-name="T20">page d’</text:span><text:span text:style-name="T18">accueil</text:span></text:p>
      <text:p text:style-name="P3"><text:tab/><text:tab/>- <text:span text:style-name="T15">si</text:span> <text:span text:style-name="T1">une </text:span><text:span text:style-name="T20">erreur</text:span><text:span text:style-name="T1"> est reconnue</text:span> = <text:span text:style-name="T1"><text:s/>il reste à la </text:span><text:span text:style-name="T20">page login</text:span><text:span text:style-name="T1">. </text:span></text:p>
      <text:p text:style-name="P3"><text:span text:style-name="T1"><text:tab/><text:tab/><text:tab/>Une fenêtre pop-up s’ouvre lui indiquant le type d’erreur commise: </text:span></text:p>
      <text:p text:style-name="P6"><text:tab/><text:tab/><text:tab/><text:tab/>login erreur: </text:p>
      <text:p text:style-name="P6"><text:tab/><text:tab/><text:tab/><text:tab/><text:tab/>- soit identifiants </text:p>
      <text:p text:style-name="P6"><text:tab/><text:tab/><text:tab/><text:tab/><text:tab/>- soit mot de passe</text:p>
      <text:p text:style-name="P1"/>
      <text:p text:style-name="P1"><text:tab/>- <text:span text:style-name="T7">soit</text:span><text:span text:style-name="T8"> </text:span><text:span text:style-name="T18">clique sur un lien</text:span> lui proposant de lui <text:span text:style-name="T18">renvoyer ses login à une adresse </text:span><text:span text:style-name="T19">mail</text:span></text:p>
      <text:p text:style-name="P1"><text:span text:style-name="T1"><text:tab/><text:tab/>cf </text:span>«<text:span text:style-name="T1">login ou mot de passe oublié»</text:span></text:p>
      <text:p text:style-name="P3"><text:tab/> <text:tab/><text:tab/>- <text:span text:style-name="T13">si</text:span><text:span text:style-name="T1"> </text:span>mail <text:span text:style-name="T18">valide</text:span> = </text:p>
      <text:p text:style-name="P6"><text:tab/><text:tab/><text:tab/><text:tab/><text:span text:style-name="T18">envoi d’un mail</text:span> à l’adresse indiqué contenant un message et les <text:tab/><text:tab/><text:tab/><text:tab/><text:tab/><text:tab/>identifiants.</text:p>
      <text:p text:style-name="P3"><text:span text:style-name="T1"><text:tab/><text:tab/><text:tab/><text:tab/>La page login reste affichée.</text:span></text:p>
      <text:p text:style-name="P1"><text:s/><text:tab/><text:tab/><text:tab/>- <text:span text:style-name="T17">si</text:span><text:span text:style-name="T9"> mail </text:span><text:span text:style-name="T19">invalide</text:span><text:span text:style-name="T9">:</text:span></text:p>
      <text:p text:style-name="P6"><text:tab/><text:tab/><text:tab/><text:tab/>l’utilisateur peut <text:span text:style-name="T18">recommencer</text:span>: définir aussi nombre de fois avant un <text:tab/><text:tab/><text:tab/><text:tab/>message particulier ou rien.</text:p>
      <text:p text:style-name="P1"/>
      <text:p text:style-name="P6"/>
      <text:p text:style-name="P6"><text:tab/>Il est possible à l’utilisateur de cocher la case «mémoriser ses identifiants» pour ne pas avoir <text:tab/>à retaper <text:span text:style-name="T9">ceux-ci</text:span>: Attention <text:span text:style-name="T9">problème de</text:span> sécurité/<text:span text:style-name="T9">confidentialité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1:19:40.523427815</meta:creation-date>
    <dc:date>2016-11-28T11:52:50.894239673</dc:date>
    <meta:editing-duration>PT8M9S</meta:editing-duration>
    <meta:editing-cycles>1</meta:editing-cycles>
    <meta:document-statistic meta:table-count="0" meta:image-count="0" meta:object-count="0" meta:page-count="1" meta:paragraph-count="24" meta:word-count="229" meta:character-count="1415" meta:non-whitespace-character-count="1135"/>
    <meta:generator>LibreOffice/5.1.4.2$Linux_X86_64 LibreOffice_project/10m0$Build-2</meta:generator>
  </office:meta>
</office:document-meta>
</file>